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062" calcext:value-type="float">
            <text:p>7.354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235" calcext:value-type="float">
            <text:p>7.37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23509677419" calcext:value-type="float">
            <text:p>7.43623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01058064516" calcext:value-type="float">
            <text:p>7.50801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9208" calcext:value-type="float">
            <text:p>7.59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59329032258" calcext:value-type="float">
            <text:p>7.69659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14" calcext:value-type="float">
            <text:p>7.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13703225807" calcext:value-type="float">
            <text:p>7.647137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09046153846" calcext:value-type="float">
            <text:p>7.2300904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5312" calcext:value-type="float">
            <text:p>7.1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41187096774" calcext:value-type="float">
            <text:p>7.191411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6676" calcext:value-type="float">
            <text:p>7.18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57961290323" calcext:value-type="float">
            <text:p>7.181579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74314285714" calcext:value-type="float">
            <text:p>7.197743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669806451613" calcext:value-type="float">
            <text:p>7.25669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19303225807" calcext:value-type="float">
            <text:p>7.333193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2384" calcext:value-type="float">
            <text:p>7.41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419815384615" calcext:value-type="float">
            <text:p>7.5641981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86615384615" calcext:value-type="float">
            <text:p>7.5748661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21344516129" calcext:value-type="float">
            <text:p>7.44213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173548387097" calcext:value-type="float">
            <text:p>7.37173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22" calcext:value-type="float">
            <text:p>7.22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24206451613" calcext:value-type="float">
            <text:p>7.03724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85408" calcext:value-type="float">
            <text:p>6.96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902348387097" calcext:value-type="float">
            <text:p>7.00902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588742857143" calcext:value-type="float">
            <text:p>7.045887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25470967742" calcext:value-type="float">
            <text:p>7.08925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591741935484" calcext:value-type="float">
            <text:p>7.15591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59952" calcext:value-type="float">
            <text:p>7.22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83561290323" calcext:value-type="float">
            <text:p>7.32483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56672" calcext:value-type="float">
            <text:p>7.39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983277419355" calcext:value-type="float">
            <text:p>7.28983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993135483871" calcext:value-type="float">
            <text:p>7.11993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17032" calcext:value-type="float">
            <text:p>6.92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432748387097" calcext:value-type="float">
            <text:p>6.77432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4488" calcext:value-type="float">
            <text:p>6.74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02270967742" calcext:value-type="float">
            <text:p>6.75702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146951724138" calcext:value-type="float">
            <text:p>6.791469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90864516129" calcext:value-type="float">
            <text:p>6.83990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453548387097" calcext:value-type="float">
            <text:p>6.91453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50152" calcext:value-type="float">
            <text:p>7.00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69135483871" calcext:value-type="float">
            <text:p>7.10469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1968" calcext:value-type="float">
            <text:p>7.13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0384516129" calcext:value-type="float">
            <text:p>7.05503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46606451613" calcext:value-type="float">
            <text:p>6.924466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8336" calcext:value-type="float">
            <text:p>6.74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418890322581" calcext:value-type="float">
            <text:p>6.62418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67864" calcext:value-type="float">
            <text:p>6.59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65161290323" calcext:value-type="float">
            <text:p>6.61465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3878" calcext:value-type="float">
            <text:p>6.643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01470967742" calcext:value-type="float">
            <text:p>6.69301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581495652174" calcext:value-type="float">
            <text:p>6.73581495652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113333333333" calcext:value-type="float">
            <text:p>6.951133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40825806452" calcext:value-type="float">
            <text:p>6.90440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93238709677" calcext:value-type="float">
            <text:p>6.82093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9448" calcext:value-type="float">
            <text:p>6.64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076516129032" calcext:value-type="float">
            <text:p>6.49076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2832" calcext:value-type="float">
            <text:p>6.4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26038709677" calcext:value-type="float">
            <text:p>6.39726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649028571429" calcext:value-type="float">
            <text:p>6.426490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742219354839" calcext:value-type="float">
            <text:p>6.487422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15432258065" calcext:value-type="float">
            <text:p>6.54415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89936" calcext:value-type="float">
            <text:p>6.62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6672" calcext:value-type="float">
            <text:p>6.76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732929032258" calcext:value-type="float">
            <text:p>6.72732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21264516129" calcext:value-type="float">
            <text:p>6.60521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67664" calcext:value-type="float">
            <text:p>6.43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986322580645" calcext:value-type="float">
            <text:p>6.27986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9736" calcext:value-type="float">
            <text:p>6.21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42141935484" calcext:value-type="float">
            <text:p>6.23542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164" calcext:value-type="float">
            <text:p>6.26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80361290323" calcext:value-type="float">
            <text:p>6.30680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65083870968" calcext:value-type="float">
            <text:p>6.36265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44448" calcext:value-type="float">
            <text:p>6.45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366270967742" calcext:value-type="float">
            <text:p>6.54366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5304" calcext:value-type="float">
            <text:p>6.58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041806451613" calcext:value-type="float">
            <text:p>6.54041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425858064516" calcext:value-type="float">
            <text:p>6.444258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5208" calcext:value-type="float">
            <text:p>6.30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37935483871" calcext:value-type="float">
            <text:p>6.13237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7208" calcext:value-type="float">
            <text:p>5.9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165083870968" calcext:value-type="float">
            <text:p>5.98165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05055483871" calcext:value-type="float">
            <text:p>6.06050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58296774194" calcext:value-type="float">
            <text:p>6.11458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95152" calcext:value-type="float">
            <text:p>6.17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912877419355" calcext:value-type="float">
            <text:p>6.22912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1616" calcext:value-type="float">
            <text:p>6.19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92129032258" calcext:value-type="float">
            <text:p>6.12992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89290322581" calcext:value-type="float">
            <text:p>6.16089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66704" calcext:value-type="float">
            <text:p>6.17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292877419355" calcext:value-type="float">
            <text:p>6.15292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6664" calcext:value-type="float">
            <text:p>6.14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426477419355" calcext:value-type="float">
            <text:p>6.17426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80914285714" calcext:value-type="float">
            <text:p>6.201809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97780645161" calcext:value-type="float">
            <text:p>6.237977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46529032258" calcext:value-type="float">
            <text:p>6.29146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0632" calcext:value-type="float">
            <text:p>6.37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520129032258" calcext:value-type="float">
            <text:p>6.46520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604" calcext:value-type="float">
            <text:p>6.48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85032258065" calcext:value-type="float">
            <text:p>6.39785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9592" calcext:value-type="float">
            <text:p>6.175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83135483871" calcext:value-type="float">
            <text:p>6.0483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98432" calcext:value-type="float">
            <text:p>6.00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87771428572" calcext:value-type="float">
            <text:p>6.042877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8792" calcext:value-type="float">
            <text:p>6.29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779251612903" calcext:value-type="float">
            <text:p>6.377792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6192" calcext:value-type="float">
            <text:p>6.37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17264516129" calcext:value-type="float">
            <text:p>6.28517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69161290323" calcext:value-type="float">
            <text:p>6.17269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15576" calcext:value-type="float">
            <text:p>6.06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223509677419" calcext:value-type="float">
            <text:p>5.91223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3584" calcext:value-type="float">
            <text:p>5.83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051741935484" calcext:value-type="float">
            <text:p>5.86051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753857142857" calcext:value-type="float">
            <text:p>5.887538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30503225806" calcext:value-type="float">
            <text:p>5.943305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02503225807" calcext:value-type="float">
            <text:p>5.989025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48088" calcext:value-type="float">
            <text:p>6.06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22584" calcext:value-type="float">
            <text:p>6.18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4261135851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498" calcext:value-type="float">
            <text:p>6.143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6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66" meta:object-count="0"/>
    <meta:user-defined meta:name="AppVersion">3.0</meta:user-defined>
  </office:meta>
</office:document-meta>
</file>